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 table:number-rows-repeated="3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 table:number-rows-repeated="2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 table:number-rows-repeated="3">
          <table:table-cell table:style-name="ce81" table:number-columns-repeated="256"/>
          <table:table-cell/>
        </table:table-row>
        <table:table-row table:style-name="ro1" table:number-rows-repeated="9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 table:number-rows-repeated="10">
          <table:table-cell table:style-name="ce81" table:number-columns-repeated="256"/>
          <table:table-cell/>
        </table:table-row>
        <table:table-row table:style-name="ro1" table:number-rows-repeated="104852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number-columns-repeated="254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 table:number-rows-repeated="2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4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4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2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 table:number-rows-repeated="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10">
          <table:table-cell table:style-name="ce43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247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0">
            <text:p>0</text:p>
          </table:table-cell>
          <table:table-cell table:style-name="ce170" table:formula="of:=COUNTIF([.L$7:.L$1018];[.$J2])" office:value-type="float" office:value="0">
            <text:p>0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table:number-columns-repeated="5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<text:s/>Add Content</text:span> icon in action bar</text:p>
            <text:p>- Select template: <text:span text:style-name="T8">Free layout web content</text:span></text:p>
            <text:p>- Fill values</text:p>
            <text:p><text:span text:style-name="T3">- Click on Save &amp; Close 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Document</text:span> icon in action bar</text:p>
            <text:p>- Change values</text:p>
            <text:p>- <text:span text:style-name="T3">Click on Save &amp; Close 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Administration → Content Presentation → <text:s/>Manage 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Administration → Content Presentation → <text:s/>Manage 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Administration → Content Presentation → <text:s/>Manage 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3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4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5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3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 table:number-rows-repeated="10">
          <table:table-cell table:style-name="ce13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245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31:59</dc:date>
    <meta:print-date>2008-06-17T00:45:47</meta:print-date>
    <meta:editing-cycles>784</meta:editing-cycles>
    <meta:editing-duration>PT303H21M56S</meta:editing-duration>
    <dc:creator>exoplatform </dc:creator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